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08000004B08463B29232B0435D.jpg" manifest:media-type="image/jpeg"/>
  <manifest:file-entry manifest:full-path="Pictures/10000201000001930000008D7AE67E127EF531C4.png" manifest:media-type="image/png"/>
  <manifest:file-entry manifest:full-path="Pictures/10000000000001930000008EE46B7D92C093D6AA.jpg" manifest:media-type="image/jpeg"/>
  <manifest:file-entry manifest:full-path="Pictures/10000000000001930000008EE73EE38DBAC4D809.jpg" manifest:media-type="image/jpeg"/>
  <manifest:file-entry manifest:full-path="Pictures/1000000000000320000001F7D7837D0EB2A18355.jpg" manifest:media-type="image/jpeg"/>
  <manifest:file-entry manifest:full-path="Pictures/1000000000000320000001F76B939C38E72986ED.jpg" manifest:media-type="image/jpeg"/>
  <manifest:file-entry manifest:full-path="Pictures/10000000000001930000008EC10D44D338BB9719.jpg" manifest:media-type="image/jpeg"/>
  <manifest:file-entry manifest:full-path="Pictures/10000000000001930000008E5CDFA4C4CD426838.jpg" manifest:media-type="image/jpeg"/>
  <manifest:file-entry manifest:full-path="Pictures/10000000000001A600000151B9BF7FE16C805F8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 Pゴシック1" svg:font-family="'IPA Pゴシック'" style:font-pitch="variable"/>
    <style:font-face style:name="Latin Modern Roman Demi" svg:font-family="'Latin Modern Roman Demi'" style:font-pitch="variable"/>
    <style:font-face style:name="Liberation Sans1" svg:font-family="'Liberation Sans'" style:font-pitch="variable"/>
    <style:font-face style:name="Loma" svg:font-family="Loma" style:font-pitch="variable"/>
    <style:font-face style:name="Shiomachi" svg:font-family="Shiomach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37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cm" fo:min-width="15.83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32cm" fo:min-width="13.1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82cm" fo:min-width="1.886cm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0.35cm" fo:min-width="0cm"/>
    </style:style>
    <style:style style:name="gr8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6cm" fo:min-width="17.5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00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09cm" fo:min-width="14.776cm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376cm" fo:min-width="0cm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0.3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23cm" fo:min-width="18.023cm"/>
    </style:style>
    <style:style style:name="gr15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622cm" fo:min-width="3.974cm" fo:padding-top="0.175cm" fo:padding-bottom="0.175cm" fo:padding-left="0.3cm" fo:padding-right="0.3cm" fo:wrap-option="no-wra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3.03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13.44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.4cm" fo:margin-bottom="0.4cm" fo:line-height="115%" fo:text-indent="0cm"/>
    </style:style>
    <style:style style:name="P4" style:family="paragraph">
      <loext:graphic-properties draw:fill="none" draw:fill-color="#ffffff"/>
      <style:paragraph-properties fo:margin-left="0cm" fo:margin-right="0cm" fo:margin-top="0.4cm" fo:margin-bottom="0.4cm" fo:line-height="115%" fo:text-indent="0cm"/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1pt 1pt" style:text-underline-style="none" fo:font-weight="bold" style:letter-kerning="true" style:font-name-asian="IPA Pゴシック" style:font-size-asian="44pt" style:font-style-asian="normal" style:font-weight-asian="bold" style:font-name-complex="TakaoPGothic" style:font-size-complex="4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text-properties fo:font-size="60pt" style:font-size-asian="60pt" style:font-size-complex="60pt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text-properties fo:color="#ffffff" style:font-name="Loma" fo:font-size="96pt" fo:text-shadow="1pt 1pt" style:font-size-asian="96pt" style:font-size-complex="96pt"/>
    </style:style>
    <style:style style:name="P8" style:family="paragraph">
      <style:paragraph-properties fo:margin-left="0cm" fo:margin-right="0cm" fo:margin-top="0.4cm" fo:margin-bottom="0.4cm" fo:line-height="115%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.4cm" fo:margin-bottom="0.4cm" fo:line-height="115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IPA Pゴシック" style:font-size-asian="44pt" style:font-style-asian="normal" style:font-weight-asian="normal" style:font-name-complex="TakaoPGothic" style:font-size-complex="4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paragraph-properties fo:text-align="center"/>
      <style:text-properties fo:color="#000000" fo:text-shadow="none" fo:font-weight="normal" style:font-weight-asian="normal" style:font-weight-complex="normal"/>
    </style:style>
    <style:style style:name="P11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left="0cm" fo:margin-right="0cm" fo:margin-top="0.4cm" fo:margin-bottom="0.4cm" fo:line-height="115%" fo:text-indent="0cm"/>
      <style:text-properties fo:font-size="36pt"/>
    </style:style>
    <style:style style:name="P14" style:family="paragraph">
      <loext:graphic-properties draw:fill="none" draw:fill-color="#ffffff"/>
      <style:paragraph-properties fo:margin-left="0cm" fo:margin-right="0cm" fo:margin-top="0.4cm" fo:margin-bottom="0.4cm" fo:line-height="115%" fo:text-indent="0cm"/>
      <style:text-properties fo:font-variant="normal" fo:text-transform="none" fo:color="#ffffff" style:text-outline="false" style:text-line-through-style="none" style:text-line-through-type="none" style:font-name="Liberation Sans" fo:font-size="36pt" fo:font-style="normal" fo:text-shadow="1pt 1pt" style:text-underline-style="none" fo:font-weight="bold" style:letter-kerning="true" style:font-name-asian="IPA Pゴシック" style:font-size-asian="36pt" style:font-style-asian="normal" style:font-weight-asian="bold" style:font-name-complex="TakaoPGothic" style:font-size-complex="36pt" style:font-style-complex="normal" style:font-weight-complex="bold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  <style:paragraph-properties fo:margin-left="0cm" fo:margin-right="0cm" fo:margin-top="0.4cm" fo:margin-bottom="0.4cm" fo:line-height="115%" fo:text-align="center" fo:text-indent="0cm"/>
      <style:text-properties fo:font-variant="normal" fo:text-transform="none" fo:color="#000000" style:text-outline="false" style:text-line-through-style="none" style:text-line-through-type="none" style:font-name="Shiomachi" fo:font-size="44pt" fo:font-style="normal" fo:text-shadow="none" style:text-underline-style="none" fo:font-weight="normal" style:letter-kerning="true" style:font-name-asian="Shiomachi" style:font-size-asian="44pt" style:font-style-asian="normal" style:font-weight-asian="normal" style:font-name-complex="TakaoPGothic" style:font-size-complex="44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fo:text-align="center"/>
      <style:text-properties fo:color="#000000" style:font-name="Shiomachi" fo:font-size="40pt" fo:text-shadow="none" fo:font-weight="normal" style:font-name-asian="Shiomachi" style:font-size-asian="40pt" style:font-weight-asian="normal" style:font-size-complex="40pt" style:font-weight-complex="normal"/>
    </style:style>
    <style:style style:name="P17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8" style:family="paragraph">
      <loext:graphic-properties draw:fill="none" draw:fill-color="#ffffff"/>
      <style:text-properties fo:color="#ffffff" fo:font-size="60pt" fo:text-shadow="1pt 1pt" fo:font-weight="bold" style:font-size-asian="60pt" style:font-weight-asian="bold" style:font-size-complex="60pt" style:font-weight-complex="bold"/>
    </style:style>
    <style:style style:name="P19" style:family="paragraph">
      <loext:graphic-properties draw:fill="none" draw:fill-color="#ffffff"/>
      <style:text-properties fo:color="#ffffff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Liberation Sans" fo:font-size="72pt" fo:font-style="normal" fo:text-shadow="1pt 1pt" style:text-underline-style="none" fo:font-weight="bold" style:letter-kerning="true" style:font-name-asian="IPA Pゴシック" style:font-size-asian="72pt" style:font-style-asian="normal" style:font-weight-asian="bold" style:font-name-complex="TakaoPGothic" style:font-size-complex="7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Liberation Sans" fo:font-size="88pt" fo:font-style="normal" fo:text-shadow="1pt 1pt" style:text-underline-style="none" fo:font-weight="bold" style:letter-kerning="true" style:font-name-asian="IPA Pゴシック" style:font-size-asian="88pt" style:font-style-asian="normal" style:font-weight-asian="bold" style:font-name-complex="TakaoPGothic" style:font-size-complex="8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Liberation Sans" fo:font-size="60pt" fo:font-style="normal" fo:text-shadow="1pt 1pt" style:text-underline-style="none" fo:font-weight="bold" style:letter-kerning="true" style:font-name-asian="IPA Pゴシック" style:font-size-asian="60pt" style:font-style-asian="normal" style:font-weight-asian="bold" style:font-name-complex="TakaoPGothic" style:font-size-complex="6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1pt 1pt" style:text-underline-style="none" fo:font-weight="bold" style:letter-kerning="true" style:font-name-asian="IPA Pゴシック" style:font-size-asian="32pt" style:font-style-asian="normal" style:font-weight-asian="bold" style:font-name-complex="TakaoPGothic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1pt 1pt" style:text-underline-style="none" fo:font-weight="bold" style:letter-kerning="true" style:font-name-asian="IPA Pゴシック" style:font-size-asian="44pt" style:font-style-asian="normal" style:font-weight-asian="bold" style:font-name-complex="TakaoPGothic" style:font-size-complex="4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54pt" fo:font-style="normal" fo:text-shadow="1pt 1pt" style:text-underline-style="none" fo:font-weight="bold" style:letter-kerning="true" style:font-name-asian="IPA Pゴシック" style:font-size-asian="54pt" style:font-style-asian="normal" style:font-weight-asian="bold" style:font-name-complex="TakaoPGothic" style:font-size-complex="5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ffff" style:font-name="Loma" fo:font-size="96pt" fo:text-shadow="1pt 1pt" style:font-size-asian="96pt" style:font-size-complex="96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" fo:font-size="66pt" fo:font-style="normal" fo:text-shadow="none" style:text-underline-style="none" fo:font-weight="normal" style:letter-kerning="true" style:font-name-asian="IPA Pゴシック" style:font-size-asian="66pt" style:font-style-asian="normal" style:font-weight-asian="normal" style:font-name-complex="TakaoPGothic" style:font-size-complex="6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" fo:font-size="80pt" fo:font-style="normal" fo:text-shadow="none" style:text-underline-style="none" fo:font-weight="normal" style:letter-kerning="true" style:font-name-asian="IPA Pゴシック" style:font-size-asian="80pt" style:font-style-asian="normal" style:font-weight-asian="normal" style:font-name-complex="TakaoPGothic" style:font-size-complex="8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" fo:font-size="60pt" fo:font-style="normal" fo:text-shadow="none" style:text-underline-style="none" fo:font-weight="normal" style:letter-kerning="true" style:font-name-asian="IPA Pゴシック" style:font-size-asian="60pt" style:font-style-asian="normal" style:font-weight-asian="normal" style:font-name-complex="TakaoPGothic" style:font-size-complex="6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oma" fo:font-size="60pt" fo:font-style="normal" fo:text-shadow="none" style:text-underline-style="none" fo:font-weight="normal" style:letter-kerning="true" style:font-name-asian="IPA Pゴシック" style:font-size-asian="60pt" style:font-style-asian="normal" style:font-weight-asian="normal" style:font-name-complex="TakaoPGothic" style:font-size-complex="6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IPA Pゴシック" style:font-size-asian="44pt" style:font-style-asian="normal" style:font-weight-asian="normal" style:font-name-complex="TakaoPGothic" style:font-size-complex="4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IPA Pゴシック" style:font-size-asian="40pt" style:font-style-asian="normal" style:font-weight-asian="normal" style:font-name-complex="TakaoPGothic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atin Modern Roman Demi" fo:font-size="32pt" style:font-name-asian="Latin Modern Roman Demi" style:font-size-asian="32pt" style:font-size-complex="32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Liberation Sans" fo:font-size="40pt" fo:font-style="normal" fo:text-shadow="1pt 1pt" style:text-underline-style="none" fo:font-weight="bold" style:letter-kerning="true" style:font-name-asian="IPA Pゴシック" style:font-size-asian="40pt" style:font-style-asian="normal" style:font-weight-asian="bold" style:font-name-complex="TakaoPGothic" style:font-size-complex="4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font-name="Liberation Sans" fo:font-size="36pt" fo:font-style="normal" fo:text-shadow="1pt 1pt" style:text-underline-style="none" fo:font-weight="bold" style:letter-kerning="true" style:font-name-asian="IPA Pゴシック" style:font-size-asian="36pt" style:font-style-asian="normal" style:font-weight-asian="bold" style:font-name-complex="TakaoPGothic" style:font-size-complex="3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Shiomachi" fo:font-size="66pt" fo:font-style="normal" fo:text-shadow="none" style:text-underline-style="none" fo:font-weight="bold" style:letter-kerning="true" style:font-name-asian="Shiomachi" style:font-size-asian="66pt" style:font-style-asian="normal" style:font-weight-asian="bold" style:font-name-complex="TakaoPGothic" style:font-size-complex="6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Shiomachi" fo:font-size="44pt" fo:font-style="normal" fo:text-shadow="none" style:text-underline-style="none" fo:font-weight="normal" style:letter-kerning="true" style:font-name-asian="Shiomachi" style:font-size-asian="44pt" style:font-style-asian="normal" style:font-weight-asian="normal" style:font-name-complex="TakaoPGothic" style:font-size-complex="4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Shiomachi" fo:font-size="40pt" fo:font-style="normal" fo:text-shadow="none" style:text-underline-style="none" fo:font-weight="normal" style:letter-kerning="true" style:font-name-asian="Shiomachi" style:font-size-asian="40pt" style:font-style-asian="normal" style:font-weight-asian="normal" style:font-name-complex="TakaoPGothic" style:font-size-complex="4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fo:font-size="60pt" fo:text-shadow="1pt 1pt" fo:font-weight="bold" style:font-size-asian="60pt" style:font-weight-asian="bold" style:font-size-complex="60pt" style:font-weight-complex="bold"/>
    </style:style>
    <style:style style:name="T24" style:family="text">
      <style:text-properties fo:color="#ffffff" fo:font-size="48pt" fo:text-shadow="1pt 1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49.335cm" svg:height="31.018cm" draw:transform="rotate (1.5707963267949) translate (-9.318cm 44.549cm)">
          <draw:image xlink:href="Pictures/1000000000000320000001F7D7837D0EB2A18355.jpg" xlink:type="simple" xlink:show="embed" xlink:actuate="onLoad">
            <text:p/>
          </draw:image>
        </draw:frame>
        <draw:frame draw:style-name="gr2" draw:text-style-name="P2" draw:layer="layout" svg:width="49.5cm" svg:height="31.121cm" draw:transform="rotate (1.5707963267949) translate (-9.361cm 44.5cm)">
          <draw:image xlink:href="Pictures/1000000000000320000001F76B939C38E72986ED.jpg" xlink:type="simple" xlink:show="embed" xlink:actuate="onLoad">
            <text:p/>
          </draw:image>
        </draw:frame>
        <draw:frame draw:style-name="gr3" draw:text-style-name="P4" draw:layer="layout" svg:width="26.5cm" svg:height="21.626cm" svg:x="1.8cm" svg:y="2.6cm">
          <draw:text-box>
            <text:p text:style-name="P3"><text:span text:style-name="T1">解析概論</text:span><text:span text:style-name="T2">1943</text:span></text:p>
            <text:p text:style-name="P3"><text:span text:style-name="T3">高木貞治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5"/></text:p>
          </draw:text-box>
        </draw:frame>
        <draw:frame draw:style-name="gr4" draw:text-style-name="P5" draw:layer="layout" svg:width="16.334cm" svg:height="5.35cm" svg:x="4.166cm" svg:y="16.3cm">
          <draw:text-box>
            <text:p text:style-name="P3"><text:span text:style-name="T3"><text:s/></text:span><text:span text:style-name="T6">基本的ノ概念 </text:span><text:span text:style-name="T6">(</text:span><text:span text:style-name="T6">上</text:span><text:span text:style-name="T6">)</text:span></text:p>
            <text:p text:style-name="P3"><text:span text:style-name="T3"/></text:p>
          </draw:text-box>
        </draw:frame>
        <draw:frame draw:style-name="gr5" draw:text-style-name="P6" draw:layer="layout" svg:width="13.685cm" svg:height="7.082cm" svg:x="6.815cm" svg:y="19.518cm">
          <draw:text-box>
            <text:p text:style-name="P3"><text:span text:style-name="T4">1.1 </text:span><text:span text:style-name="T4">数ノ概念及ビ四則算法</text:span></text:p>
            <text:p text:style-name="P3"><text:span text:style-name="T4">1.2 </text:span><text:span text:style-name="T4">数ノ連性</text:span></text:p>
            <text:p text:style-name="P3"><text:span text:style-name="T4">1.3 </text:span><text:span text:style-name="T4">数ノ集合・上限・下限</text:span></text:p>
            <text:p text:style-name="P3"><text:span text:style-name="T4">1.4 </text:span><text:span text:style-name="T4">数列ノ極限</text:span></text:p>
          </draw:text-box>
        </draw:frame>
        <draw:frame draw:style-name="gr6" draw:text-style-name="P7" draw:layer="layout" svg:width="2.386cm" svg:height="5.632cm" svg:x="2.5cm" svg:y="14.7cm">
          <draw:text-box>
            <text:p><text:span text:style-name="T7">1</text:span></text:p>
          </draw:text-box>
        </draw:frame>
      </draw:page>
      <draw:page draw:name="page2" draw:style-name="dp1" draw:master-page-name="標準">
        <draw:frame draw:style-name="gr7" draw:text-style-name="P9" draw:layer="layout" svg:width="17.2cm" svg:height="20.6cm" svg:x="2.2cm" svg:y="3.8cm">
          <draw:text-box>
            <text:p text:style-name="P8"><text:span text:style-name="T8">解析概論</text:span><text:span text:style-name="T9">1943</text:span></text:p>
            <text:p text:style-name="P8"><text:span text:style-name="T10">高木貞治</text:span></text:p>
            <text:p text:style-name="P8"><text:span text:style-name="T11">1</text:span></text:p>
            <text:p text:style-name="P8"><text:span text:style-name="T12">基本的ノ概念</text:span></text:p>
            <text:p text:style-name="P8"><text:span text:style-name="T12"><text:s/></text:span><text:span text:style-name="T12">(</text:span><text:span text:style-name="T12">上</text:span><text:span text:style-name="T12">)</text:span></text:p>
            <text:p text:style-name="P8"><text:span text:style-name="T10"/></text:p>
          </draw:text-box>
        </draw:frame>
        <draw:frame draw:style-name="gr8" draw:text-style-name="P1" draw:layer="layout" svg:width="9.137cm" svg:height="3.219cm" svg:x="5.9cm" svg:y="20.1cm">
          <draw:image xlink:href="Pictures/10000000000001930000008EC10D44D338BB9719.jpg" xlink:type="simple" xlink:show="embed" xlink:actuate="onLoad">
            <text:p/>
          </draw:image>
        </draw:frame>
        <draw:frame draw:style-name="gr9" draw:text-style-name="P10" draw:layer="layout" svg:width="18.003cm" svg:height="4.016cm" svg:x="1.6cm" svg:y="24cm">
          <draw:text-box>
            <text:p text:style-name="P8"><text:span text:style-name="T12">パブリックドメイン解析概論</text:span></text:p>
            <text:p text:style-name="P8"><text:span text:style-name="T13">20160625</text:span><text:span text:style-name="T13">技術書典版</text:span></text:p>
          </draw:text-box>
        </draw:frame>
      </draw:page>
      <draw:page draw:name="page3" draw:style-name="dp1" draw:master-page-name="標準">
        <draw:frame draw:style-name="gr10" draw:text-style-name="P11" draw:layer="layout" svg:width="17.7cm" svg:height="18.254cm" svg:x="2.8cm" svg:y="0.6cm">
          <draw:text-box>
            <text:p text:style-name="P2"><text:span text:style-name="T14">LICENCES</text:span></text:p>
            <text:p text:style-name="P2"><text:span text:style-name="T15"/></text:p>
            <text:p text:style-name="P2"><text:span text:style-name="T16">底本</text:span></text:p>
            <text:p text:style-name="P2"><text:span text:style-name="T16"/></text:p>
            <text:p text:style-name="P2"><text:span text:style-name="T16">「増訂解析概論」昭和</text:span><text:span text:style-name="T16">18</text:span><text:span text:style-name="T16">年</text:span><text:span text:style-name="T16">7</text:span><text:span text:style-name="T16">月（岩波書店）</text:span></text:p>
            <text:p text:style-name="P2"><text:span text:style-name="T16">高木 貞治</text:span></text:p>
            <text:p text:style-name="P2"><text:span text:style-name="T16">（たかぎ ていじ、</text:span><text:span text:style-name="T16">1875 - 1960) </text:span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</draw:text-box>
        </draw:frame>
        <draw:frame draw:style-name="gr8" draw:text-style-name="P1" draw:layer="layout" svg:width="15.152cm" svg:height="12.1cm" svg:x="2.948cm" svg:y="7.2cm">
          <draw:image xlink:href="Pictures/10000000000001A600000151B9BF7FE16C805F84.jpg" xlink:type="simple" xlink:show="embed" xlink:actuate="onLoad">
            <text:p/>
          </draw:image>
        </draw:frame>
        <draw:frame draw:style-name="gr8" draw:text-style-name="P1" draw:layer="layout" svg:width="4.542cm" svg:height="1.6cm" svg:x="13.458cm" svg:y="19cm">
          <draw:image xlink:href="Pictures/10000000000001930000008E5CDFA4C4CD426838.jpg" xlink:type="simple" xlink:show="embed" xlink:actuate="onLoad">
            <text:p/>
          </draw:image>
        </draw:frame>
        <draw:frame draw:style-name="gr8" draw:text-style-name="P1" draw:layer="layout" svg:width="4.542cm" svg:height="1.6cm" svg:x="13.458cm" svg:y="22.5cm">
          <draw:image xlink:href="Pictures/10000000000001930000008EE73EE38DBAC4D809.jpg" xlink:type="simple" xlink:show="embed" xlink:actuate="onLoad">
            <text:p/>
          </draw:image>
        </draw:frame>
        <draw:frame draw:style-name="gr8" draw:text-style-name="P1" draw:layer="layout" svg:width="4.5cm" svg:height="1.572cm" svg:x="13.5cm" svg:y="26.844cm">
          <draw:image xlink:href="Pictures/10000201000001930000008D7AE67E127EF531C4.png" xlink:type="simple" xlink:show="embed" xlink:actuate="onLoad">
            <text:p/>
          </draw:image>
        </draw:frame>
        <draw:frame draw:style-name="gr11" draw:text-style-name="P12" draw:layer="layout" svg:width="15.276cm" svg:height="6.759cm" svg:x="3.324cm" svg:y="20.92cm">
          <draw:text-box>
            <text:p text:style-name="P2"><text:span text:style-name="T16">装丁・あとがき</text:span></text:p>
            <text:p text:style-name="P2"><text:span text:style-name="T16">秘密結社オープンフォース</text:span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>表紙・裏表紙画像</text:span></text:p>
            <text:p text:style-name="P2"><text:span text:style-name="T17">Contrail_captured_over_Sri_Lankan_Skies.jpeg.jpeg</text:span></text:p>
            <text:p text:style-name="P2"><text:span text:style-name="T16">CC-BY-SA-4.0</text:span></text:p>
          </draw:text-box>
        </draw:frame>
      </draw:page>
      <draw:page draw:name="page4" draw:style-name="dp1" draw:master-page-name="標準">
        <draw:frame draw:style-name="gr1" draw:text-style-name="P1" draw:layer="layout" svg:width="53.45cm" svg:height="34.918cm" draw:transform="rotate (1.5707963267949) translate (-0.418cm 38.8cm)">
          <draw:image xlink:href="Pictures/1000000000000320000001F7D7837D0EB2A18355.jpg" xlink:type="simple" xlink:show="embed" xlink:actuate="onLoad">
            <text:p/>
          </draw:image>
        </draw:frame>
        <draw:frame draw:style-name="gr2" draw:text-style-name="P2" draw:layer="layout" svg:width="54.875cm" svg:height="34.5cm" draw:transform="rotate (1.5707963267949) translate (-0.5cm 40.025cm)">
          <draw:image xlink:href="Pictures/1000000000000320000001F76B939C38E72986ED.jpg" xlink:type="simple" xlink:show="embed" xlink:actuate="onLoad">
            <text:p/>
          </draw:image>
        </draw:frame>
        <draw:frame draw:style-name="gr12" draw:text-style-name="P14" draw:layer="layout" svg:width="26.5cm" svg:height="21.626cm" svg:x="0.6cm" svg:y="22.574cm">
          <draw:text-box>
            <text:p text:style-name="P13"><text:span text:style-name="T5">パブリックドメイン解析概論</text:span></text:p>
            <text:p text:style-name="P13"><text:span text:style-name="T18">20160625</text:span><text:span text:style-name="T18">技術書典版</text:span></text:p>
            <text:p text:style-name="P13"><text:span text:style-name="T19">発行　秘密結社オープンフォース</text:span></text:p>
            <text:p text:style-name="P13"><text:span text:style-name="T19"/></text:p>
            <text:p text:style-name="P13"><text:span text:style-name="T19"/></text:p>
            <text:p text:style-name="P13"><text:span text:style-name="T19"/></text:p>
            <text:p text:style-name="P13"><text:span text:style-name="T19"/></text:p>
            <text:p text:style-name="P13"><text:span text:style-name="T19"/></text:p>
            <text:p text:style-name="P13"><text:span text:style-name="T19"/></text:p>
          </draw:text-box>
        </draw:frame>
      </draw:page>
      <draw:page draw:name="page5" draw:style-name="dp1" draw:master-page-name="標準">
        <draw:frame draw:style-name="gr8" draw:text-style-name="P1" draw:layer="layout" svg:width="21.818cm" svg:height="14.545cm" svg:x="-0.218cm" svg:y="14.7cm">
          <draw:image xlink:href="Pictures/1000000000000708000004B08463B29232B0435D.jpg" xlink:type="simple" xlink:show="embed" xlink:actuate="onLoad">
            <text:p/>
          </draw:image>
        </draw:frame>
        <draw:frame draw:style-name="gr13" draw:text-style-name="P15" draw:layer="layout" svg:width="20.8cm" svg:height="20.6cm" svg:x="1.7cm" svg:y="1.6cm">
          <draw:text-box>
            <text:p text:style-name="P8"><text:span text:style-name="T20">解析概論</text:span><text:span text:style-name="T20">1943</text:span></text:p>
            <text:p text:style-name="P8"><text:span text:style-name="T21">1.</text:span><text:span text:style-name="T21">基本的ノ概念 </text:span><text:span text:style-name="T21">(</text:span><text:span text:style-name="T21">上</text:span><text:span text:style-name="T21">)</text:span></text:p>
            <text:p text:style-name="P8"><text:span text:style-name="T21"/></text:p>
          </draw:text-box>
        </draw:frame>
        <draw:frame draw:style-name="gr8" draw:text-style-name="P1" draw:layer="layout" svg:width="9.137cm" svg:height="3.219cm" svg:x="6cm" svg:y="7.3cm">
          <draw:image xlink:href="Pictures/10000000000001930000008EE46B7D92C093D6AA.jpg" xlink:type="simple" xlink:show="embed" xlink:actuate="onLoad">
            <text:p/>
          </draw:image>
        </draw:frame>
        <draw:frame draw:style-name="gr14" draw:text-style-name="P16" draw:layer="layout" svg:width="18.523cm" svg:height="4.073cm" svg:x="1.3cm" svg:y="10.827cm">
          <draw:text-box>
            <text:p text:style-name="P8"><text:span text:style-name="T22">パブリックドメイン解析概論</text:span></text:p>
            <text:p text:style-name="P8"><text:span text:style-name="T22">20160625</text:span><text:span text:style-name="T22">技術書典版</text:span></text:p>
          </draw:text-box>
        </draw:frame>
        <draw:custom-shape draw:style-name="gr15" draw:text-style-name="P17" draw:layer="layout" svg:width="6.5cm" svg:height="2.8cm" svg:x="14.9cm" svg:y="15.5cm">
          <text:p text:style-name="P2"><text:span text:style-name="T15">親子三代で</text:span></text:p>
          <text:p text:style-name="P2"><text:span text:style-name="T15">使おう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61.00599907707 26165.22670474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6" draw:text-style-name="P18" draw:layer="layout" svg:width="13.537cm" svg:height="2.618cm" svg:x="3.8cm" svg:y="26.1cm">
          <draw:text-box>
            <text:p><text:span text:style-name="T23">B-52</text:span><text:span text:style-name="T23">も推薦！！</text:span></text:p>
          </draw:text-box>
        </draw:frame>
        <draw:frame draw:style-name="gr17" draw:text-style-name="P19" draw:layer="layout" svg:width="13.947cm" svg:height="1.944cm" svg:x="0.988cm" svg:y="15.847cm">
          <draw:text-box>
            <text:p><text:span text:style-name="T24">人類の宝を愉しむ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 Pゴシック1" svg:font-family="'IPA Pゴシック'" style:font-pitch="variable"/>
    <style:font-face style:name="Latin Modern Roman Demi" svg:font-family="'Latin Modern Roman Demi'" style:font-pitch="variable"/>
    <style:font-face style:name="Liberation Sans1" svg:font-family="'Liberation Sans'" style:font-pitch="variable"/>
    <style:font-face style:name="Loma" svg:font-family="Loma" style:font-pitch="variable"/>
    <style:font-face style:name="Shiomachi" svg:font-family="Shiomach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4T00:15:15.856666716</meta:creation-date>
    <dc:date>2016-06-25T00:06:40.616137414</dc:date>
    <meta:editing-duration>PT29M55S</meta:editing-duration>
    <meta:editing-cycles>5</meta:editing-cycles>
    <meta:generator>LibreOffice/5.1.3.2$Linux_X86_64 LibreOffice_project/10m0$Build-2</meta:generator>
    <meta:document-statistic meta:object-count="25"/>
  </office:meta>
</office:document-meta>
</file>